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Standard" style:list-style-name="LFO1" style:family="paragraph"/>
    <style:style style:name="P3" style:parent-style-name="Standard" style:list-style-name="LFO1" style:family="paragraph"/>
    <style:style style:name="P4" style:parent-style-name="Standard" style:list-style-name="LFO1" style:family="paragraph"/>
    <style:style style:name="P5" style:parent-style-name="Standard" style:list-style-name="LFO1" style:family="paragraph"/>
    <style:style style:name="P6" style:parent-style-name="Standard" style:list-style-name="LFO2" style:family="paragraph"/>
    <style:style style:name="P7" style:parent-style-name="Standard" style:list-style-name="LFO2" style:family="paragraph"/>
    <style:style style:name="P8" style:parent-style-name="Standard" style:list-style-name="LFO2" style:family="paragraph"/>
    <style:style style:name="P9" style:parent-style-name="Standard" style:family="paragraph">
      <style:paragraph-properties fo:margin-left="0.5in">
        <style:tab-stops/>
      </style:paragraph-properties>
    </style:style>
  </office:automatic-styles>
  <office:body>
    <office:text text:use-soft-page-breaks="true">
      <text:p text:style-name="P1">22.12.21</text:p>
      <text:p text:style-name="Standard"/>
      <text:p text:style-name="Standard">some points from conversation with Aviv:</text:p>
      <text:list text:style-name="LFO1" text:continue-numbering="true">
        <text:list-item>
          <text:p text:style-name="P2">when we have a lot of points such as in case we want to get the probability through<text:s/>all voxels in the relevant areas or the whole brain it is expensive and irrelevant to use the sum of<text:s/>Gaussians (which is practically noise) because we have already a<text:s/>lot.</text:p>
        </text:list-item>
        <text:list-item>
          <text:p text:style-name="P3">When we do add gaussians such as in the case of get the probability throw the means of the areas, the STD must be in proportion to the mean value. Around 5 percent of it.</text:p>
        </text:list-item>
        <text:list-item>
          <text:p text:style-name="P4">After calculate the histogram need to normalize it (to sum of 1) and check for each area the value of its mean in the histogram. And normalize again at the end.</text:p>
        </text:list-item>
        <text:list-item>
          <text:p text:style-name="P5">It may be useful to make a list of statistical questions and ask a professional.</text:p>
        </text:list-item>
      </text:list>
      <text:p text:style-name="Standard"/>
      <text:p text:style-name="Standard">I found that there is a package that<text:s/>can do the density function include the Gaussian.</text:p>
      <text:p text:style-name="Standard">At the link:<text:s/><text:a xlink:href="https://towardsdatascience.com/histograms-and-density-plots-in-python-f6bda88f5ac0" office:target-frame-name="_top" xlink:show="replace">https://towardsdatascience.com/histograms-and-density-plots-in-python-f6bda88f5ac0</text:a></text:p>
      <text:p text:style-name="Standard"/>
      <text:p text:style-name="Standard">problems:</text:p>
      <text:list text:style-name="LFO2" text:continue-numbering="true">
        <text:list-item>
          <text:p text:style-name="P6">loading all subject object is expensive. Need to find way to save and load differently.</text:p>
        </text:list-item>
        <text:list-item>
          <text:p text:style-name="P7">Didnt able to save data tables.</text:p>
        </text:list-item>
        <text:list-item>
          <text:p text:style-name="P8">Can plot cumulative distribution function but not to calculate at point.</text:p>
        </text:list-item>
      </text:list>
      <text:p text:style-name="P9"/>
      <text:p text:style-name="Standard">So this week I make it more clean and documented. But still with those annoying problems.<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nitai seri</dc:creator>
    <meta:creation-date>2021-12-22T12:32:00Z</meta:creation-date>
    <dc:date>2021-12-22T14:35:00Z</dc:date>
    <meta:template xlink:href="Normal.dotm" xlink:type="simple"/>
    <meta:editing-cycles>2</meta:editing-cycles>
    <meta:editing-duration>PT6240S</meta:editing-duration>
    <meta:document-statistic meta:page-count="1" meta:paragraph-count="2" meta:word-count="193" meta:character-count="1297" meta:row-count="9" meta:non-whitespace-character-count="1106"/>
  </office:meta>
</office:document-meta>
</file>